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14886" officeooo:paragraph-rsid="00014886"/>
    </style:style>
    <style:style style:name="P2" style:family="paragraph" style:parent-style-name="Standard">
      <style:text-properties officeooo:rsid="0003337a" officeooo:paragraph-rsid="0003337a"/>
    </style:style>
    <style:style style:name="P3" style:family="paragraph" style:parent-style-name="Standard" style:list-style-name="L1">
      <style:text-properties officeooo:rsid="00014886" officeooo:paragraph-rsid="00014886"/>
    </style:style>
    <style:style style:name="P4" style:family="paragraph" style:parent-style-name="Standard">
      <style:paragraph-properties fo:break-before="page"/>
      <style:text-properties officeooo:rsid="0003337a" officeooo:paragraph-rsid="0003337a"/>
    </style:style>
    <style:style style:name="P5" style:family="paragraph" style:parent-style-name="Standard">
      <style:paragraph-properties fo:break-before="page"/>
      <style:text-properties officeooo:rsid="00014886" officeooo:paragraph-rsid="000525d6"/>
    </style:style>
    <style:style style:name="P6" style:family="paragraph" style:parent-style-name="Standard">
      <style:text-properties officeooo:rsid="00014886" officeooo:paragraph-rsid="000525d6"/>
    </style:style>
    <style:style style:name="P7" style:family="paragraph" style:parent-style-name="Standard">
      <style:paragraph-properties fo:break-before="page"/>
      <style:text-properties officeooo:rsid="00014886" officeooo:paragraph-rsid="00053406"/>
    </style:style>
    <style:style style:name="P8" style:family="paragraph" style:parent-style-name="Standard">
      <style:text-properties officeooo:rsid="00014886" officeooo:paragraph-rsid="0005340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text:p>
      <text:p text:style-name="P2">What is a resume?</text:p>
      <text:p text:style-name="P1">How to make a good resume?</text:p>
      <text:p text:style-name="P1">What makes a resume good?</text:p>
      <text:p text:style-name="P1">Should resume include a picture?</text:p>
      <text:p text:style-name="P1">What should I include in my resume?</text:p>
      <text:p text:style-name="P1">How long should my resume be?</text:p>
      <text:p text:style-name="P1">What format should I use for my resume?</text:p>
      <text:p text:style-name="P1">How do I tailor my resume for a specific job?</text:p>
      <text:p text:style-name="P1">Should I include a summary or objective statement?</text:p>
      <text:p text:style-name="P1">How do I describe my work experience effectively?</text:p>
      <text:p text:style-name="P1">What if I have gaps in my employment history?</text:p>
      <text:p text:style-name="P1">Should I include my education if I have work experience?</text:p>
      <text:p text:style-name="P1">How do I showcase my skills on my resume?</text:p>
      <text:p text:style-name="P1">What keywords should I use to pass applicant tracking systems (ATS)?</text:p>
      <text:p text:style-name="P1">Is it necessary to include references on my resume?</text:p>
      <text:p text:style-name="P1">How can I make my resume stand out?</text:p>
      <text:p text:style-name="P1">Should I use bullet points or paragraphs?</text:p>
      <text:p text:style-name="P1">What are some common mistakes to avoid when writing a resume?</text:p>
      <text:p text:style-name="P1">How often should I update my resume?</text:p>
      <text:p text:style-name="P1">Should I include volunteer work or internships?</text:p>
      <text:p text:style-name="P1">How do I format my resume for online applications?</text:p>
      <text:p text:style-name="P1">What should I do if I have no relevant experience for the job?</text:p>
      <text:p text:style-name="P1">How can I effectively quantify my achievements?</text:p>
      <text:p text:style-name="P1">Are there any specific resume tips for different industries?</text:p>
      <text:p text:style-name="P1"/>
      <text:p text:style-name="P1">Pages:</text:p>
      <text:list text:style-name="L1">
        <text:list-item>
          <text:p text:style-name="P3">Landing page</text:p>
          <text:list>
            <text:list-item>
              <text:p text:style-name="P3">Hero</text:p>
            </text:list-item>
            <text:list-item>
              <text:p text:style-name="P3">Editor &amp; preview</text:p>
            </text:list-item>
          </text:list>
        </text:list-item>
        <text:list-item>
          <text:p text:style-name="P3"/>
        </text:list-item>
      </text:list>
      <text:p text:style-name="P1"/>
      <text:p text:style-name="P4">What is a resume?</text:p>
      <text:p text:style-name="P2"/>
      <text:p text:style-name="P2">A resume is a formal document that serves as a critical marketing tool for job seekers, summarizing their educational background, work experience, skills, and accomplishments. Its primary objective is to present potential employers with a concise and compelling overview of a candidate's qualifications, helping them determine suitability for a specific role.</text:p>
      <text:p text:style-name="P2"/>
      <text:p text:style-name="P2">In today's competitive job market, crafting an effective resume is essential. It not only reflects a candidate’s professional journey but also showcases their unique value proposition. A well-structured resume can make a significant difference in attracting the attention of recruiters, who often sift through numerous applications in search of the ideal candidate.</text:p>
      <text:p text:style-name="P2"/>
      <text:p text:style-name="P2">For those looking to simplify this process, our resume builder tool offers an easy and fast solution. Designed with user-friendliness in mind, this tool allows job seekers to create professional resumes quickly, ensuring that all essential information is highlighted in a format that appeals to recruiters. With a focus on efficiency, our builder streamlines the resume creation process, enabling users to input their details and select from a variety of professional templates.</text:p>
      <text:p text:style-name="P2"/>
      <text:p text:style-name="P2">By utilizing our resume builder, candidates can ensure that their resumes not only look polished and professional but also communicate their qualifications effectively. This approach is crucial in a landscape where first impressions are often made based on a resume alone. By bringing all necessary information to the forefront, our tool empowers job seekers to present themselves in the best possible light, increasing their chances of landing that coveted interview.</text:p>
      <text:p text:style-name="P2"/>
      <text:p text:style-name="P2">In summary, a resume is more than just a document; it is a key component in the job application process that requires careful attention and strategy. With our easy and efficient resume builder, candidates can take the stress out of resume creation and focus on what truly matters: showcasing their skills and securing their next career opportunity.</text:p>
      <text:p text:style-name="P4">How to make a good resume?</text:p>
      <text:p text:style-name="P2"/>
      <text:p text:style-name="P2">First and foremost, tailor your resume for each job application. This means carefully reading the job description and aligning your skills and experiences with the requirements of the position. Highlight relevant achievements and use keywords from the job listing to pass through applicant tracking systems (ATS). A targeted resume demonstrates your genuine interest in the role and helps you stand out among other candidates.</text:p>
      <text:p text:style-name="P2"/>
      <text:p text:style-name="P2">Next, structure your resume clearly and logically. Start with your contact information at the top, followed by a concise summary or objective statement that outlines your career goals and what you bring to the table. Organize your work experience in reverse chronological order, emphasizing accomplishments over mere responsibilities. Quantifying your achievements with specific metrics (e.g., “increased sales by 20%”) can make a significant impact, showcasing your effectiveness in previous roles.</text:p>
      <text:p text:style-name="P2"/>
      <text:p text:style-name="P2">Additionally, ensure that your resume is visually appealing and easy to read. Use clear headings and bullet points to break up text and enhance readability. Consistent formatting—such as font style, size, and spacing—can create a polished look that draws the reader’s attention. Avoid clutter and stick to a clean design that allows your accomplishments to shine.</text:p>
      <text:p text:style-name="P2"/>
      <text:p text:style-name="P2">For those who want to simplify the resume creation process, our resume builder tool is an excellent resource. It offers an easy and fast way to create professional resumes, with a focus on bringing all the necessary information to recruiters quickly.</text:p>
      <text:p text:style-name="P2"/>
      <text:p text:style-name="P2">Another important aspect to consider is the inclusion of relevant skills. Identify both hard and soft skills that are applicable to the job you’re applying for and ensure they are prominently featured. This not only highlights your qualifications but also demonstrates your ability to contribute to the organization effectively.</text:p>
      <text:p text:style-name="P2"/>
      <text:p text:style-name="P2">Lastly, don’t forget to proofread your resume meticulously. Spelling and grammatical errors can undermine your professionalism and attention to detail. Ask a friend or colleague to review your resume for feedback or consider using a proofreading tool to catch any mistakes you might have missed.</text:p>
      <text:p text:style-name="P2"/>
      <text:p text:style-name="P2">In conclusion, making a good resume involves a combination of tailoring, clear structure, visual appeal, and careful proofreading. By leveraging our user-friendly resume builder, you can create a standout resume that effectively communicates your qualifications and sets you apart from the competition. With the right tools and strategies, you’ll be well on your way to landing your next job opportunity.</text:p>
      <text:p text:style-name="P5">Should resume include a picture?</text:p>
      <text:p text:style-name="P6"/>
      <text:p text:style-name="P6">When considering whether to include a picture on your resume, the overwhelming consensus in many professional settings is to avoid it altogether. In regions such as the United States and the United Kingdom, as well as in various industries, including a photo is generally seen as unnecessary and potentially problematic.</text:p>
      <text:p text:style-name="P6"/>
      <text:p text:style-name="P6">The primary reason for omitting a photo is to prevent any form of bias in the hiring process. Employers are encouraged to evaluate candidates based on their qualifications, skills, and experiences rather than personal appearance. Including a photo can inadvertently lead to biases—whether conscious or unconscious—based on looks, age, gender, or ethnicity, which can undermine the fairness of the hiring process.</text:p>
      <text:p text:style-name="P6"/>
      <text:p text:style-name="P6">Moreover, many applicant tracking systems (ATS) used by employers can struggle with resumes that contain images, which may cause your application to be overlooked entirely. By keeping your resume free of photos, you ensure that it is fully optimized for electronic submission and increases the chances that it will be reviewed by hiring managers.</text:p>
      <text:p text:style-name="P6"/>
      <text:p text:style-name="P6">In light of this, our resume builder tool specifically does not include options for adding a photo. Instead, it focuses on helping you present your qualifications in the best light through well-structured content and professional templates. This design choice emphasizes the idea that your experiences and achievements should be the focal point of your resume, showcasing what truly matters to potential employers.</text:p>
      <text:p text:style-name="P6"/>
      <text:p text:style-name="P6">In certain industries and countries, particularly in creative fields or locations where photos are more common, you might find exceptions. However, for the vast majority of job seekers, particularly in more traditional industries, the best practice is to leave the photo off your resume. </text:p>
      <text:p text:style-name="P6"/>
      <text:p text:style-name="P6">In summary, prioritizing the content of your resume over a photo allows you to highlight your qualifications effectively and maintains a professional appearance. Focus on crafting a strong, compelling resume that showcases your skills and experiences, and you’ll make a lasting impression—without the need for a photo. With our easy-to-use resume builder, you can confidently create a resume that captures the attention of recruiters for all the right reasons.</text:p>
      <text:p text:style-name="P5">How long should my resume be?</text:p>
      <text:p text:style-name="P6"/>
      <text:p text:style-name="P6">For most job seekers, particularly those with less than 10 years of experience, a one-page resume is often recommended. This length allows you to focus on your most relevant skills, experiences, and accomplishments, ensuring that hiring managers can quickly grasp your qualifications without sifting through excessive information. A well-structured one-page resume can effectively showcase your strengths, making a strong impact in a short amount of time.</text:p>
      <text:p text:style-name="P6"/>
      <text:p text:style-name="P6">However, for professionals with more extensive experience—typically over 10 years—it’s acceptable to extend your resume to two pages. In these cases, a two-page resume provides enough space to highlight significant achievements, relevant positions, and critical skills that demonstrate your qualifications for the role. It's important to ensure that every piece of information included adds value and is pertinent to the job you’re applying for; otherwise, it risks diluting the overall effectiveness of your resume.</text:p>
      <text:p text:style-name="P6"/>
      <text:p text:style-name="P6">Regardless of the length, the key is clarity and relevance. Avoid unnecessary details that do not directly relate to the job you are pursuing. Tailoring your resume to each application can help ensure that the information is focused and impactful. By carefully selecting what to include, you can maintain the attention of hiring managers, who often have limited time to review applications.</text:p>
      <text:p text:style-name="P6"/>
      <text:p text:style-name="P6">For those looking to streamline the resume creation process, our easy-to-use resume builder tool can be a game changer. Designed with professional templates and an emphasis on efficiency, our tool helps you focus on the essentials, guiding you to create a concise and well-organized resume that effectively communicates your qualifications. </text:p>
      <text:p text:style-name="P6"/>
      <text:p text:style-name="P6">In summary, a one-page resume is ideal for most job seekers, while those with extensive experience can consider extending to two pages. The goal is to present your qualifications clearly and effectively, ensuring that each line adds value. With our resume builder, you can create a polished resume that captures the attention of recruiters while adhering to the best practices of length and content. By focusing on what truly matters, you’ll enhance your chances of making a lasting impression in your job search.</text:p>
      <text:p text:style-name="P7">How do I tailor my resume for a specific job?</text:p>
      <text:p text:style-name="P6"/>
      <text:p text:style-name="P6">Tailoring your resume for a specific job is a crucial step in the application process that can significantly increase your chances of landing an interview. A well-customized resume demonstrates your genuine interest in the position and highlights the most relevant experiences and skills that align with the job requirements. Here’s how to effectively tailor your resume for a specific role.</text:p>
      <text:p text:style-name="P6"/>
      <text:p text:style-name="P6">First, start by carefully reading the job description. Identify key responsibilities, required skills, and qualifications that the employer emphasizes. Look for keywords and phrases that frequently appear in the posting, as these are likely important to the employer. Highlighting these keywords in your resume can help ensure it resonates with both hiring managers and applicant tracking systems (ATS), which many companies use to filter applications.</text:p>
      <text:p text:style-name="P6"/>
      <text:p text:style-name="P6">Next, assess your own experiences and skills. Compare what the job requires with your own qualifications. Identify relevant experiences from your past roles, internships, or education that demonstrate your ability to fulfill the job requirements. This may involve emphasizing certain achievements or responsibilities that directly relate to the position you’re applying for.</text:p>
      <text:p text:style-name="P6"/>
      <text:p text:style-name="P6">When updating your resume, consider reorganizing sections or modifying descriptions to highlight the most pertinent information. For instance, if the job emphasizes teamwork and collaboration, make sure to showcase experiences where you successfully worked in a team environment. Use bullet points to present these accomplishments clearly and concisely, making it easy for recruiters to see your fit for the role at a glance.</text:p>
      <text:p text:style-name="P6"/>
      <text:p text:style-name="P6">Another effective strategy is to include a tailored summary or objective statement at the top of your resume. This section should reflect your career goals and convey why you are a strong candidate for the specific position. Be sure to mention the job title and the company name, which can personalize your application and demonstrate your enthusiasm for the role.</text:p>
      <text:p text:style-name="P6"/>
      <text:p text:style-name="P6">If you’re unsure how to structure your resume or present your qualifications effectively, consider using our resume builder tool. Designed for ease of use, our tool helps you create professional resumes quickly and efficiently, allowing you to focus on tailoring your content for each application. With customizable templates and guidance on what to include, you can present your qualifications in a way that resonates with recruiters.</text:p>
      <text:p text:style-name="P6"/>
      <text:p text:style-name="P6">In summary, tailoring your resume for a specific job involves a thorough analysis of the job description, aligning your experiences and skills with the requirements, and presenting that information clearly and effectively. By utilizing our user-friendly <text:soft-page-break/>resume builder, you can create a customized resume that highlights your strengths and increases your chances of standing out to potential employers. A targeted approach not only shows your dedication to the role but also enhances your overall job application strategy.</text:p>
      <text:p text:style-name="P7">What are some common mistakes to avoid when writing a resume?</text:p>
      <text:p text:style-name="P8"/>
      <text:p text:style-name="P8">When writing a resume, avoiding common pitfalls can be the difference between landing an interview and getting overlooked. Here are some frequent mistakes that job seekers should steer clear of to create a compelling and professional document.</text:p>
      <text:p text:style-name="P8"/>
      <text:p text:style-name="P8">One of the most critical errors is failing to tailor your resume for each job application. Submitting a generic resume that doesn’t align with the specific job requirements can signal a lack of interest or effort to potential employers. Always customize your resume to reflect the skills and experiences that are most relevant to the position you’re applying for. This not only enhances your chances of getting noticed but also demonstrates your genuine interest in the role.</text:p>
      <text:p text:style-name="P8"/>
      <text:p text:style-name="P8">Another common mistake is including irrelevant information. While it can be tempting to showcase every job you've ever had, it’s essential to focus on experiences that directly relate to the job in question. Avoid cluttering your resume with outdated skills or positions that do not add value to your application. Instead, prioritize achievements and responsibilities that showcase your qualifications for the role.</text:p>
      <text:p text:style-name="P8"/>
      <text:p text:style-name="P8">Poor formatting can also detract from the overall effectiveness of your resume. A cluttered or overly complex design can make it challenging for hiring managers to find key information. This is where our resume builder tool truly shines. With professional templates specifically designed to lift the pressure off your shoulders, you won’t have to worry about formatting issues. Our tool automatically organizes your information, ensuring that all necessary details are included without any unnecessary clutter. This means you can focus on showcasing your strengths rather than getting lost in design elements.</text:p>
      <text:p text:style-name="P8"/>
      <text:p text:style-name="P8">Spelling and grammatical errors are another critical mistake that can undermine your professionalism. Always proofread your resume multiple times and consider asking a friend or using a proofreading tool to catch any mistakes you may have missed. A resume riddled with errors can give the impression that you lack attention to detail or take the application process seriously.</text:p>
      <text:p text:style-name="P8"/>
      <text:p text:style-name="P8">Including excessive personal information is also a common pitfall. In most cases, it’s unnecessary and inappropriate to include details such as age, marital status, or a photo. Such information can lead to bias and may detract from the focus on your qualifications. Stick to what matters—your skills, experience, and achievements.</text:p>
      <text:p text:style-name="P8"/>
      <text:p text:style-name="P8">For those looking to streamline the resume creation process and avoid these common mistakes, our resume builder tool offers an effective solution. Designed for ease of use, this tool provides professional template and guidance to help you craft a compelling resume that emphasizes your strengths while automatically filtering out <text:soft-page-break/>any irrelevant details. This means you can confidently present a polished document that meets industry standards without the hassle of manual formatting.</text:p>
      <text:p text:style-name="P8"/>
      <text:p text:style-name="P8">In summary, avoiding common resume mistakes involves tailoring your content, focusing on relevant information, ensuring clarity and professionalism in formatting, and proofreading diligently. By utilizing our user-friendly resume builder, you can create a standout resume that effectively communicates your qualifications and enhances your chances of success in the job market. Taking the time to refine your resume with our professional template can make all the difference in capturing the attention of hiring managers and securing that all-important intervie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5:58:11.132102639</meta:creation-date>
    <dc:date>2024-09-26T16:43:08.728609852</dc:date>
    <meta:editing-duration>PT10M44S</meta:editing-duration>
    <meta:editing-cycles>1</meta:editing-cycles>
    <meta:document-statistic meta:table-count="0" meta:image-count="0" meta:object-count="0" meta:page-count="9" meta:paragraph-count="74" meta:word-count="2584" meta:character-count="16804" meta:non-whitespace-character-count="14303"/>
    <meta:generator>LibreOffice/24.8.1.2$Linux_X86_64 LibreOffice_project/480$Build-2</meta:generator>
  </office:meta>
</office:document-meta>
</file>